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8.453cm" style:rel-column-width="21554*"/>
    </style:style>
    <style:style style:name="Tableau3.C" style:family="table-column">
      <style:table-column-properties style:column-width="4.449cm" style:rel-column-width="11343*"/>
    </style:style>
    <style:style style:name="Tableau3.D" style:family="table-column">
      <style:table-column-properties style:column-width="8.401cm" style:rel-column-width="214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36cm" fo:margin-left="0.058cm" fo:margin-top="0cm" fo:margin-bottom="0cm" table:align="left"/>
    </style:style>
    <style:style style:name="Tableau1.A" style:family="table-column">
      <style:table-column-properties style:column-width="0.741cm"/>
    </style:style>
    <style:style style:name="Tableau1.B" style:family="table-column">
      <style:table-column-properties style:column-width="10.795cm"/>
    </style:style>
    <style:style style:name="Tableau1.C" style:family="table-column">
      <style:table-column-properties style:column-width="1.6cm"/>
    </style:style>
    <style:style style:name="Tableau1.D" style:family="table-column">
      <style:table-column-properties style:column-width="1.633cm"/>
    </style:style>
    <style:style style:name="Tableau1.E" style:family="table-column">
      <style:table-column-properties style:column-width="10.867cm"/>
    </style:style>
    <style:style style:name="Tableau1.1" style:family="table-row">
      <style:table-row-properties style:min-row-height="0.452cm" fo:keep-together="always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2" style:family="table-row">
      <style:table-row-properties style:min-row-height="1.311cm" fo:keep-together="always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4cm" style:rel-column-width="16383*"/>
    </style:style>
    <style:style style:name="Tableau4.D" style:family="table-column">
      <style:table-column-properties style:column-width="6.426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Arial1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6" style:family="paragraph" style:parent-style-name="Standard">
      <style:text-properties officeooo:rsid="005ea735" officeooo:paragraph-rsid="005ea735"/>
    </style:style>
    <style:style style:name="P7" style:family="paragraph" style:parent-style-name="Table_20_Contents">
      <style:text-properties style:font-name="Arial" style:font-size-asian="10.5pt"/>
    </style:style>
    <style:style style:name="P8" style:family="paragraph" style:parent-style-name="Table_20_Contents">
      <style:text-properties style:font-name="Arial" officeooo:rsid="0051829f" officeooo:paragraph-rsid="005ea735" style:font-size-asian="10.5pt"/>
    </style:style>
    <style:style style:name="P9" style:family="paragraph" style:parent-style-name="Table_20_Contents">
      <style:text-properties style:font-name="Arial" officeooo:rsid="0052f4ca" officeooo:paragraph-rsid="005ea735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975b4" officeooo:paragraph-rsid="005975b4" style:font-size-asian="10.5pt"/>
    </style:style>
    <style:style style:name="P12" style:family="paragraph" style:parent-style-name="Table_20_Contents">
      <style:text-properties style:font-name="Arial" officeooo:paragraph-rsid="005ea735" style:font-size-asian="10.5pt"/>
    </style:style>
    <style:style style:name="P13" style:family="paragraph" style:parent-style-name="Table_20_Contents">
      <style:text-properties style:font-name="Arial" officeooo:rsid="0064aa25" officeooo:paragraph-rsid="0064aa25" style:font-size-asian="10.5pt"/>
    </style:style>
    <style:style style:name="P14" style:family="paragraph" style:parent-style-name="Text_20_body">
      <style:text-properties officeooo:rsid="005ea735" officeooo:paragraph-rsid="005ea735"/>
    </style:style>
    <style:style style:name="P15" style:family="paragraph" style:parent-style-name="Text_20_body">
      <style:text-properties fo:font-size="11pt" officeooo:rsid="00617e74" officeooo:paragraph-rsid="00617e74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officeooo:rsid="005c9ba0" officeooo:paragraph-rsid="0068d76f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541b26"/>
    </style:style>
    <style:style style:name="T7" style:family="text">
      <style:text-properties officeooo:rsid="005d6f1c"/>
    </style:style>
    <style:style style:name="T8" style:family="text">
      <style:text-properties officeooo:rsid="0066fd7d"/>
    </style:style>
    <style:style style:name="T9" style:family="text">
      <style:text-properties officeooo:rsid="0068d76f"/>
    </style:style>
    <style:style style:name="T10" style:family="text">
      <style:text-properties fo:font-size="17pt" fo:language="fr" fo:country="FR" fo:font-style="italic" fo:font-weight="normal" style:font-size-asian="17p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6"><text:span text:style-name="T9">Rapport d’audit</text:span> </text:p>
      <text:p text:style-name="P17">Document Unique d'Evaluation des Risques</text:p>
      <text:p text:style-name="P18">{nomEntreprise}</text:p>
      <text:p text:style-name="P19"><text:span text:style-name="T10">Audit du {dateAudit}</text:span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a société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>Lieu</text:p>
          </table:table-cell>
          <table:table-cell table:style-name="Tableau3.D1" office:value-type="string">
            <text:p text:style-name="P12"/>
          </table:table-cell>
        </table:table-row>
        <table:table-row table:style-name="Tableau3.2">
          <table:table-cell table:style-name="Tableau3.A2" office:value-type="string">
            <text:p text:style-name="P9">Noms <text:span text:style-name="T6">des </text:span>Intervenants</text:p>
          </table:table-cell>
          <table:table-cell table:style-name="Tableau3.B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OK</text:p>
          </table:table-cell>
          <table:table-cell table:style-name="Tableau1.A1" office:value-type="string">
            <text:p text:style-name="P4">KO</text:p>
          </table:table-cell>
          <table:table-cell table:style-name="Tableau1.E1" office:value-type="string">
            <text:p text:style-name="P4">Commentaires</text:p>
          </table:table-cell>
        </table:table-row>
        <table:table-row table:style-name="Tableau1.2"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4">Risques de trébuchement, heurt ou autre pertubation du mouvemen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4">Risques de chutes de hauteu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4">Risques liés aux circulations internes de véhicul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4">Risques routiers en miss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4">Risques liés à la charge physique de travail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4">Risques liés à la manutention mécaniqu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4">Risques liés aux produits aux émissions et aux déchê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4">Risques liés aux agents biologiqu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P4">Risques liés aux équipements de travail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4">Risques liés aux effondrements et aux chutes d’obje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4">Risques et nuisances liés au brui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2</text:p>
          </table:table-cell>
          <table:table-cell table:style-name="Tableau1.A2" office:value-type="string">
            <text:p text:style-name="P4">Risques liés aux ambiances thermiqu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3</text:p>
          </table:table-cell>
          <table:table-cell table:style-name="Tableau1.A2" office:value-type="string">
            <text:p text:style-name="P4">Risques d’<text:span text:style-name="T7">incendies</text:span>, d’explos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4</text:p>
          </table:table-cell>
          <table:table-cell table:style-name="Tableau1.A2" office:value-type="string">
            <text:p text:style-name="P4">Risques liés à l’électricit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5</text:p>
          </table:table-cell>
          <table:table-cell table:style-name="Tableau1.A2" office:value-type="string">
            <text:p text:style-name="P4">Risques liés aux ambiances lumineus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6</text:p>
          </table:table-cell>
          <table:table-cell table:style-name="Tableau1.A2" office:value-type="string">
            <text:p text:style-name="P4">Risques liés aux rayonnemen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7</text:p>
          </table:table-cell>
          <table:table-cell table:style-name="Tableau1.A2" office:value-type="string">
            <text:p text:style-name="P4">Risques psychosociaux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5">18</text:p>
          </table:table-cell>
          <table:table-cell table:style-name="Tableau1.A2" office:value-type="string">
            <text:p text:style-name="P4">Risques liés à l’amiant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ext:soft-page-break/>
        <table:table-row table:style-name="Tableau1.1">
          <table:table-cell table:style-name="Tableau1.A2" office:value-type="string">
            <text:p text:style-name="P5">19</text:p>
          </table:table-cell>
          <table:table-cell table:style-name="Tableau1.A2" office:value-type="string">
            <text:p text:style-name="P4">Risques autre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P15">Personnel ayant réalisé le contrôle</text:p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0">Nom maitrise d’ouvrag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1">Date</text:p>
          </table:table-cell>
          <table:table-cell table:style-name="Tableau4.D1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10">Prénom maitrise d’ouvrage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1">Photos</text:p>
          </table:table-cell>
          <table:table-cell table:style-name="Tableau4.D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rapport_audit_v1.odt</text:file-name> 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14T10:01:00.341000000</dc:date>
    <meta:editing-duration>PT3H34M47S</meta:editing-duration>
    <meta:editing-cycles>85</meta:editing-cycles>
    <meta:generator>LibreOffice/5.3.6.1$Windows_x86 LibreOffice_project/686f202eff87ef707079aeb7f485847613344eb7</meta:generator>
    <meta:document-statistic meta:table-count="3" meta:image-count="1" meta:object-count="0" meta:page-count="2" meta:paragraph-count="56" meta:word-count="168" meta:character-count="1064" meta:non-whitespace-character-count="948"/>
  </office:meta>
</office:document-meta>
</file>